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a410" officeooo:paragraph-rsid="000aa410"/>
    </style:style>
    <style:style style:name="P2" style:family="paragraph" style:parent-style-name="Standard">
      <style:text-properties officeooo:rsid="000c2212" officeooo:paragraph-rsid="000c2212"/>
    </style:style>
    <style:style style:name="P3" style:family="paragraph" style:parent-style-name="Standard">
      <style:text-properties officeooo:rsid="000d239e" officeooo:paragraph-rsid="000d239e"/>
    </style:style>
    <style:style style:name="P4" style:family="paragraph" style:parent-style-name="Standard">
      <style:text-properties officeooo:rsid="000f4573" officeooo:paragraph-rsid="000f4573"/>
    </style:style>
    <style:style style:name="P5" style:family="paragraph" style:parent-style-name="Standard">
      <style:text-properties officeooo:rsid="000fb58f" officeooo:paragraph-rsid="000fb58f"/>
    </style:style>
    <style:style style:name="T1" style:family="text">
      <style:text-properties officeooo:rsid="000b3f10"/>
    </style:style>
    <style:style style:name="T2" style:family="text">
      <style:text-properties officeooo:rsid="000d239e"/>
    </style:style>
    <style:style style:name="T3" style:family="text">
      <style:text-properties officeooo:rsid="000d8d1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B caching : le service AWS → Redis. </text:p>
      <text:p text:style-name="P1"/>
      <text:p text:style-name="P1">C’est quoi Redis? </text:p>
      <text:p text:style-name="P1"/>
      <text:p text:style-name="P1">Redis, qui signifie (REmote Dictionnary Server) est un open-source utilisé comme BD, cache, <text:span text:style-name="T1">courtier de </text:span>message<text:span text:style-name="T1">s,</text:span> <text:span text:style-name="T1">et de files d’attentes.</text:span></text:p>
      <text:p text:style-name="P1"/>
      <text:p text:style-name="P2">Comment ça marche? </text:p>
      <text:p text:style-name="P2"/>
      <text:p text:style-name="P2">Toutes les données Redis résident en mémoire contrairement à la BD qui stock <text:span text:style-name="T2">les données sur un disque ou un ssd. En éliminant le besoin d’accéder aux disques, les données stockées en mémoire tels que Redis évitent les retards de recherche et peut accéder aux données en quelques microsecondes.</text:span></text:p>
      <text:p text:style-name="P2"/>
      <text:p text:style-name="P2">Amazon ElastiCache <text:span text:style-name="T2">for </text:span>Redis : </text:p>
      <text:p text:style-name="P2"/>
      <text:p text:style-name="P3">C’est un service Redis entièrement <text:span text:style-name="T3">géré</text:span> <text:span text:style-name="T3">et open-source</text:span>, pour faire fonctionner les applications en temps réel avec une latence inférieure à la milliseconde.</text:p>
      <text:p text:style-name="P3"/>
      <text:p text:style-name="P4">→ Correction :</text:p>
      <text:p text:style-name="P4"/>
      <text:p text:style-name="P4">HTTPS : port 443</text:p>
      <text:p text:style-name="P4">HTTP : port 80</text:p>
      <text:p text:style-name="P4">Ps: faut que le port 80 soit ouvert sinon on pourra pas accéder à l’HTTPS.</text:p>
      <text:p text:style-name="P4"/>
      <text:p text:style-name="P4">À l’entrée de l’application → elastic application load balancer! </text:p>
      <text:p text:style-name="P5">Autoscaling groupe → ou on met nos instances.</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1:14:13.748406319</meta:creation-date>
    <dc:date>2020-03-03T14:12:58.408719629</dc:date>
    <meta:editing-duration>PT56M19S</meta:editing-duration>
    <meta:editing-cycles>4</meta:editing-cycles>
    <meta:generator>LibreOffice/6.0.7.3$Linux_X86_64 LibreOffice_project/00m0$Build-3</meta:generator>
    <meta:document-statistic meta:table-count="0" meta:image-count="0" meta:object-count="0" meta:page-count="1" meta:paragraph-count="13" meta:word-count="154" meta:character-count="922" meta:non-whitespace-character-count="776"/>
  </office:meta>
</office:document-meta>
</file>